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4683AAECA23253C6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53cm, 6.193cm, 10.907cm, 7.277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65cm" svg:height="7.238cm" svg:x="7.604cm" svg:y="9.509cm">
          <draw:image xlink:href="Pictures/10000000000009F600000CE4683AAECA23253C6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6T07:29:53.948785411</dc:date>
    <meta:editing-duration>PT4M49S</meta:editing-duration>
    <meta:editing-cycles>1</meta:editing-cycles>
    <meta:generator>LibreOffice/6.4.7.2$Linux_X86_64 LibreOffice_project/40$Build-2</meta:generator>
    <meta:document-statistic meta:object-count="1"/>
  </office:meta>
</office:document-meta>
</file>